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text-underline-style="none"/>
    </style:style>
    <style:style style:name="ce5" style:family="table-cell" style:parent-style-name="Default" style:data-style-name="N81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teo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ddyn_lfc</text:p>
          </table:table-cell>
          <table:table-cell table:style-name="Default"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62" calcext:value-type="float">
            <text:p>1.62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3" calcext:value-type="float">
            <text:p>2.3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22" calcext:value-type="float">
            <text:p>2.2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06061" calcext:value-type="float">
            <text:p>6.06E-04</text:p>
          </table:table-cell>
          <table:table-cell office:value-type="float" office:value="0.000869565" calcext:value-type="float">
            <text:p>8.70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0666667" calcext:value-type="float">
            <text:p>6.67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3" calcext:value-type="float">
            <text:p>3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2" calcext:value-type="float">
            <text:p>2.2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7" calcext:value-type="float">
            <text:p>1.7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16" calcext:value-type="float">
            <text:p>1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8" calcext:value-type="float">
            <text:p>9.8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14" calcext:value-type="float">
            <text:p>1.14E-05</text:p>
          </table:table-cell>
          <table:table-cell office:value-type="float" office:value="0.000028" calcext:value-type="float">
            <text:p>2.8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" calcext:value-type="float">
            <text:p>2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0.000018" calcext:value-type="float">
            <text:p>1.8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4" calcext:value-type="float">
            <text:p>2.4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86" calcext:value-type="float">
            <text:p>8.60E-06</text:p>
          </table:table-cell>
          <table:table-cell table:style-name="Default" office:value-type="float" office:value="0.000025261966" calcext:value-type="float">
            <text:p>0.000025261966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81" calcext:value-type="float">
            <text:p>8.10E-06</text:p>
          </table:table-cell>
          <table:table-cell table:style-name="Default" office:value-type="float" office:value="0.000021196104" calcext:value-type="float">
            <text:p>0.00002119610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73" calcext:value-type="float">
            <text:p>7.30E-06</text:p>
          </table:table-cell>
          <table:table-cell table:style-name="Default" office:value-type="float" office:value="0.000020048564" calcext:value-type="float">
            <text:p>0.00002004856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</table:table>
      <table:table table:name="sj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95238" calcext:value-type="float">
            <text:p>5.95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653595" calcext:value-type="float">
            <text:p>6.54E-04</text:p>
          </table:table-cell>
          <table:table-cell table:style-name="ce1" office:value-type="float" office:value="0.000757576" calcext:value-type="float">
            <text:p>7.58E-04</text:p>
          </table:table-cell>
          <table:table-cell table:style-name="ce1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gui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88235" calcext:value-type="float">
            <text:p>5.88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71141" calcext:value-type="float">
            <text:p>6.71E-04</text:p>
          </table:table-cell>
          <table:table-cell table:style-name="ce1" office:value-type="float" office:value="0.000900901" calcext:value-type="float">
            <text:p>9.01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tam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17284" calcext:value-type="float">
            <text:p>6.17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917431" calcext:value-type="float">
            <text:p>9.17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ml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88235" calcext:value-type="float">
            <text:p>5.88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917431" calcext:value-type="float">
            <text:p>9.17E-04</text:p>
          </table:table-cell>
          <table:table-cell table:style-name="ce1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qsb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17284" calcext:value-type="float">
            <text:p>6.17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724638" calcext:value-type="float">
            <text:p>7.25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ab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75188" calcext:value-type="float">
            <text:p>7.52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lzh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75188" calcext:value-type="float">
            <text:p>7.52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bm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4932" calcext:value-type="float">
            <text:p>6.85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kak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61798" calcext:value-type="float">
            <text:p>5.62E-04</text:p>
          </table:table-cell>
          <table:table-cell table:style-name="ce1" office:value-type="float" office:value="0.000813008" calcext:value-type="float">
            <text:p>8.13E-04</text:p>
          </table:table-cell>
          <table:table-cell table:style-name="ce1" office:value-type="float" office:value="0.000653595" calcext:value-type="float">
            <text:p>6.54E-04</text:p>
          </table:table-cell>
          <table:table-cell table:style-name="ce1" office:value-type="float" office:value="0.00078125" calcext:value-type="float">
            <text:p>7.81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hon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71429" calcext:value-type="float">
            <text:p>5.71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57895" calcext:value-type="float">
            <text:p>6.58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1:05:03.5692561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0:44:35.279990054</meta:creation-date>
    <dc:date>2024-10-08T12:59:24.905158188</dc:date>
    <meta:editing-duration>PT9H37M38S</meta:editing-duration>
    <meta:editing-cycles>11</meta:editing-cycles>
    <meta:generator>LibreOffice/7.5.9.2$Linux_X86_64 LibreOffice_project/50$Build-2</meta:generator>
    <meta:document-statistic meta:table-count="11" meta:cell-count="2464" meta:object-count="0"/>
  </office:meta>
</office:document-meta>
</file>